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Arial, sans-serif"/>
    <style:font-face style:name="Open Sans" svg:font-family="'Open Sans', sans-serif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b659" officeooo:paragraph-rsid="001bb659"/>
    </style:style>
    <style:style style:name="P2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1bb659" officeooo:paragraph-rsid="001bb659"/>
    </style:style>
    <style:style style:name="P3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220880" officeooo:paragraph-rsid="00220880"/>
    </style:style>
    <style:style style:name="P4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1d3b30" officeooo:paragraph-rsid="001bb659"/>
    </style:style>
    <style:style style:name="P5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1de40b" officeooo:paragraph-rsid="001bb659"/>
    </style:style>
    <style:style style:name="P6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1bb659" officeooo:paragraph-rsid="001bb659"/>
    </style:style>
    <style:style style:name="P7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23a1e7" officeooo:paragraph-rsid="0023a1e7"/>
    </style:style>
    <style:style style:name="P8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24765b" officeooo:paragraph-rsid="0024765b"/>
    </style:style>
    <style:style style:name="P9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25a5eb" officeooo:paragraph-rsid="0025a5eb"/>
    </style:style>
    <style:style style:name="P10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1bb659" officeooo:paragraph-rsid="001bb659"/>
    </style:style>
    <style:style style:name="P11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1bb659" officeooo:paragraph-rsid="0025a5eb"/>
    </style:style>
    <style:style style:name="P12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25a5eb" officeooo:paragraph-rsid="0025a5eb"/>
    </style:style>
    <style:style style:name="P13" style:family="paragraph" style:parent-style-name="Text_20_body" style:list-style-name="L2">
      <style:paragraph-properties fo:margin-left="0in" fo:margin-right="0in" fo:margin-top="0in" fo:margin-bottom="0in" loext:contextual-spacing="false" style:line-height-at-least="0.25in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normal" officeooo:rsid="001d3b30"/>
    </style:style>
    <style:style style:name="T3" style:family="text">
      <style:text-properties fo:font-variant="normal" fo:text-transform="none" fo:color="#000000" style:font-name="Verdana" fo:font-size="11.25pt" fo:letter-spacing="normal" fo:font-style="normal" fo:font-weight="normal" officeooo:rsid="001de40b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 officeooo:rsid="001f5573"/>
    </style:style>
    <style:style style:name="T5" style:family="text">
      <style:text-properties fo:font-variant="normal" fo:text-transform="none" fo:color="#000000" style:font-name="Verdana" fo:font-size="11.25pt" fo:letter-spacing="normal" fo:font-style="normal" fo:font-weight="bold"/>
    </style:style>
    <style:style style:name="T6" style:family="text">
      <style:text-properties fo:font-variant="normal" fo:text-transform="none" fo:color="#000000" style:font-name="Verdana" fo:font-size="11.25pt" fo:letter-spacing="normal" fo:font-style="normal" fo:font-weight="bold" officeooo:rsid="001d3b30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bold" officeooo:rsid="001d3b30" style:font-weight-asian="bold" style:font-weight-complex="bold"/>
    </style:style>
    <style:style style:name="T9" style:family="text">
      <style:text-properties fo:font-variant="normal" fo:text-transform="none" style:font-name="Open Sans1" fo:font-size="10.5pt" fo:letter-spacing="normal" fo:font-style="normal" fo:font-weight="bold"/>
    </style:style>
    <style:style style:name="T10" style:family="text">
      <style:text-properties fo:font-variant="normal" fo:text-transform="none" style:font-name="Open Sans1" fo:font-size="10.5pt" fo:letter-spacing="normal" fo:font-style="normal" fo:font-weight="normal"/>
    </style:style>
    <style:style style:name="T11" style:family="text">
      <style:text-properties fo:font-variant="normal" fo:text-transform="none" style:font-name="Open Sans1" fo:font-size="10.5pt" fo:letter-spacing="normal" fo:font-style="normal" fo:font-weight="normal" officeooo:rsid="0025a5eb"/>
    </style:style>
    <style:style style:name="T12" style:family="text">
      <style:text-properties fo:font-variant="normal" fo:text-transform="none" style:font-name="Open Sans1" fo:font-size="10.5pt" fo:letter-spacing="normal" fo:font-style="normal" fo:font-weight="normal" fo:background-color="#fff200" loext:char-shading-value="0"/>
    </style:style>
    <style:style style:name="T13" style:family="text">
      <style:text-properties fo:font-variant="normal" fo:text-transform="none" style:font-name="Open Sans1" fo:font-size="10.5pt" fo:letter-spacing="normal" fo:font-style="normal" fo:font-weight="normal" fo:background-color="#fff200" loext:char-shading-value="0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fo:font-weight="bold" officeooo:rsid="001de40b" style:font-weight-asian="bold" style:font-weight-complex="bold"/>
    </style:style>
    <style:style style:name="T16" style:family="text">
      <style:text-properties officeooo:rsid="001de40b"/>
    </style:style>
    <style:style style:name="T17" style:family="text">
      <style:text-properties style:font-name="Open Sans"/>
    </style:style>
    <style:style style:name="T18" style:family="text">
      <style:text-properties style:font-name="Open Sans" officeooo:rsid="0024765b"/>
    </style:style>
    <style:style style:name="T19" style:family="text">
      <style:text-properties fo:color="#00369a" style:text-line-through-style="none" style:text-line-through-type="none" style:font-name="Open Sans" style:text-underline-style="none" style:text-blinking="false"/>
    </style:style>
    <style:style style:name="T20" style:family="text">
      <style:text-properties style:font-name="Open Sans1" fo:font-size="10.5pt"/>
    </style:style>
    <style:style style:name="T21" style:family="text">
      <style:text-properties style:font-name="Open Sans1" fo:font-size="10.5pt" fo:font-weight="bold"/>
    </style:style>
    <text:list-style style:name="L1">
      <text:list-level-style-bullet text:level="1" text:style-name="Bullet_20_Symbols" style:num-suffix="." text:bullet-char="•">
        <style:list-level-properties text:space-before="0.41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 oriented:</text:p>
      <text:p text:style-name="P1"/>
      <text:p text:style-name="P1"><text:span text:style-name="T1">“A </text:span><text:span text:style-name="T5">class </text:span><text:span text:style-name="T1">within Perl is a </text:span><text:span text:style-name="T7">package</text:span><text:span text:style-name="T1">” </text:span><text:span text:style-name="T2">[1]</text:span></text:p>
      <text:p text:style-name="P4"/>
      <text:p text:style-name="P1"><text:span text:style-name="T2">“A </text:span><text:span text:style-name="T6">method </text:span><text:span text:style-name="T2">within Perl is a </text:span><text:span text:style-name="T8">subroutine</text:span><text:span text:style-name="T2">” </text:span><text:span text:style-name="T3">[</text:span><text:span text:style-name="T4">1</text:span><text:span text:style-name="T3">]</text:span></text:p>
      <text:p text:style-name="P5"/>
      <text:p text:style-name="P2"><text:span text:style-name="T16">“You can use any kind of Perl </text:span><text:span text:style-name="T15">variable</text:span><text:span text:style-name="T16"> as an </text:span><text:span text:style-name="T15">object</text:span><text:span text:style-name="T16"> in Perl” [1]</text:span></text:p>
      <text:p text:style-name="P2"/>
      <text:p text:style-name="P10"><text:span text:style-name="T17">“An object is a </text:span><text:a xlink:type="simple" xlink:href="http://www.perltutorial.org/perl-reference/" text:style-name="Internet_20_link" text:visited-style-name="Visited_20_Internet_20_Link">reference</text:a><text:span text:style-name="T19"> </text:span><text:span text:style-name="T17">that knows its class” </text:span><text:span text:style-name="T18">[2]</text:span><text:span text:style-name="T17">.</text:span></text:p>
      <text:p text:style-name="P12"><text:span text:style-name="T17">oop concepts:</text:span></text:p>
      <text:p text:style-name="P12"><text:span text:style-name="T17"/></text:p>
      <text:p text:style-name="P12"><text:span text:style-name="Strong_20_Emphasis"><text:span text:style-name="T17">“ </text:span></text:span><text:span text:style-name="Strong_20_Emphasis"><text:span text:style-name="T21">Abstraction:</text:span></text:span><text:span text:style-name="T20"> It refers to, providing only essential information to the outside world and hiding their background details. For example, a web server hides how it processes data it receives, the end user just hits the endpoints and gets the data back.</text:span></text:p>
      <text:list xml:id="list497374801" text:style-name="L2">
        <text:list-item>
          <text:p text:style-name="P13"><text:span text:style-name="T14"> </text:span><text:span text:style-name="Strong_20_Emphasis"><text:span text:style-name="T9">Encapsulation:</text:span></text:span><text:span text:style-name="T10"> Encapsulation is a process of binding data members (variables, properties) and member functions (methods) into a single unit. It is also a way of restricting access to certain properties or component. </text:span><text:span text:style-name="T13">The best example for encapsulation is a class.</text:span></text:p>
        </text:list-item>
        <text:list-item>
          <text:p text:style-name="P13"><text:span text:style-name="Strong_20_Emphasis"><text:span text:style-name="T14"> </text:span></text:span><text:span text:style-name="Strong_20_Emphasis"><text:span text:style-name="T9">Inheritance:</text:span></text:span><text:span text:style-name="T10"> The ability to create a new class from an existing class is called Inheritance. Using inheritance, we can create a Child class from a Parent class such that it inherits the properties and methods of the parent class and can have its own additional properties and methods. For example, if we have a class Vehicle that has properties like Color, Price, etc, we can create 2 classes like Bike and Car from it that have those 2 properties and additional properties that are specialized for them like a car has numberOfWindows while a bike cannot. Same is applicable to methods.</text:span></text:p>
        </text:list-item>
        <text:list-item>
          <text:p text:style-name="P13"><text:span text:style-name="T14"> </text:span><text:span text:style-name="Strong_20_Emphasis"><text:span text:style-name="T9">Polymorphism:</text:span></text:span><text:span text:style-name="T10"> The word polymorphism means having many forms. Typically, polymorphism occurs when there is a hierarchy of classes and they are related by inheritance. </text:span><text:span text:style-name="T13">C++ polymorphism means that a call to a member function will cause a different function to be executed depending on the type of object that invokes the function</text:span><text:span text:style-name="T10">” </text:span><text:span text:style-name="T11">[3]</text:span><text:span text:style-name="T10">.</text:span></text:p>
        </text:list-item>
      </text:list>
      <text:p text:style-name="P11"/>
      <text:p text:style-name="P2"/>
      <text:p text:style-name="P2"/>
      <text:p text:style-name="P2"/>
      <text:p text:style-name="P3">References:</text:p>
      <text:p text:style-name="P3"/>
      <text:p text:style-name="P7">[1] <text:a xlink:type="simple" xlink:href="https://www.tutorialspoint.com/perl/perl_object_oriented.htm" text:style-name="Internet_20_link" text:visited-style-name="Visited_20_Internet_20_Link">https://www.tutorialspoint.com/perl/perl_object_oriented.htm</text:a></text:p>
      <text:p text:style-name="P7"/>
      <text:p text:style-name="P8">[2] <text:a xlink:type="simple" xlink:href="http://www.perltutorial.org/perl-oop/" text:style-name="Internet_20_link" text:visited-style-name="Visited_20_Internet_20_Link">http://www.perltutorial.org/perl-oop/</text:a></text:p>
      <text:p text:style-name="P8"/>
      <text:p text:style-name="P9">[3] https://www.tutorialspoint.com/What-is-object-oriented-programming-OOP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Arial, sans-serif"/>
    <style:font-face style:name="Open Sans" svg:font-family="'Open Sans', sans-serif"/>
    <style:font-face style:name="Verdana" svg:font-family="Verdana, Geneva, 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1:43:42.954635193</meta:creation-date>
    <dc:date>2019-01-15T16:58:44.272142782</dc:date>
    <meta:editing-duration>PT2H49M57S</meta:editing-duration>
    <meta:editing-cycles>15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290" meta:character-count="1855" meta:non-whitespace-character-count="1579"/>
  </office:meta>
</office:document-meta>
</file>